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utlined_20_Blue">
      <style:graphic-properties draw:textarea-horizontal-align="justify" draw:textarea-vertical-align="middle" draw:auto-grow-height="false" fo:min-height="1.887cm" fo:min-width="1.887cm"/>
    </style:style>
    <style:style style:name="gr2" style:family="graphic" style:parent-style-name="Outlined_20_Green">
      <style:graphic-properties draw:textarea-horizontal-align="justify" draw:textarea-vertical-align="middle" draw:auto-grow-height="false" fo:min-height="1.905cm" fo:min-width="8.234cm"/>
    </style:style>
    <style:style style:name="gr3" style:family="graphic" style:parent-style-name="Outlined_20_Green">
      <style:graphic-properties draw:textarea-horizontal-align="justify" draw:textarea-vertical-align="middle" draw:auto-grow-height="false" fo:min-height="1.651cm" fo:min-width="8.615cm"/>
    </style:style>
    <style:style style:name="gr4" style:family="graphic" style:parent-style-name="Outlined_20_Green">
      <style:graphic-properties draw:textarea-horizontal-align="justify" draw:textarea-vertical-align="middle" draw:auto-grow-height="false" fo:min-height="1.524cm" fo:min-width="8.48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9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</style:style>
    <style:style style:name="gr10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size-asian="20pt" style:font-size-complex="20pt"/>
    </style:style>
    <style:style style:name="P3" style:family="paragraph">
      <style:paragraph-properties fo:text-align="center"/>
      <style:text-properties style:font-size-asian="18pt" style:font-size-complex="18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20pt" style:font-size-asian="20pt" style:font-size-complex="20pt"/>
    </style:style>
    <style:style style:name="P6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7" style:family="paragraph">
      <loext:graphic-properties draw:fill="solid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letter-kerning="true" style:font-name-asian="Arial" style:font-size-asian="11pt" style:language-asian="en" style:country-asian="US" style:font-style-asian="normal" style:font-weight-asian="bold" style:font-name-complex="Arial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Arial" fo:font-size="22pt" fo:font-style="normal" fo:text-shadow="none" style:text-underline-style="none" fo:font-weight="bold" style:letter-kerning="true" style:font-name-asian="Arial" style:font-size-asian="22pt" style:language-asian="en" style:country-asian="US" style:font-style-asian="normal" style:font-weight-asian="bold" style:font-name-complex="Arial" style:font-size-complex="22pt" style:language-complex="ar" style:country-complex="SA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667cm" svg:height="2.667cm" svg:x="1.997cm" svg:y="7.558cm">
          <text:p text:style-name="P1"><text:span text:style-name="T1">C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667cm" svg:height="2.667cm" svg:x="10.606cm" svg:y="1.454cm">
          <text:p text:style-name="P1"><text:span text:style-name="T1">C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8.234cm" svg:height="1.905cm" svg:x="18.134cm" svg:y="1.998cm">
          <text:p text:style-name="P1"><text:span text:style-name="T2">Approved Cours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615cm" svg:height="1.651cm" svg:x="18.018cm" svg:y="8.42cm">
          <text:p text:style-name="P1"><text:span text:style-name="T2">Ask Teacher to try again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8.488cm" svg:height="1.524cm" svg:x="18.034cm" svg:y="5.754cm">
          <text:p text:style-name="P1"><text:span text:style-name="T2">Disapproved Course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0.243cm" svg:height="0.962cm" svg:x="2.545cm" svg:y="14.514cm">
          <draw:text-box>
            <text:p>C1 = Provided Course Details</text:p>
          </draw:text-box>
        </draw:frame>
        <draw:frame draw:style-name="gr6" draw:text-style-name="P4" draw:layer="layout" svg:width="11.176cm" svg:height="1.165cm" svg:x="2.472cm" svg:y="15.508cm">
          <draw:text-box>
            <text:p>C2 = Uploaded Course Materials </text:p>
          </draw:text-box>
        </draw:frame>
        <draw:frame draw:style-name="gr5" draw:text-style-name="P4" draw:layer="layout" svg:width="10.243cm" svg:height="0.962cm" svg:x="2.516cm" svg:y="16.527cm">
          <draw:text-box>
            <text:p>C3 =Check out okay by admin</text:p>
          </draw:text-box>
        </draw:frame>
        <draw:custom-shape draw:style-name="gr1" draw:text-style-name="P2" draw:layer="layout" svg:width="2.667cm" svg:height="2.667cm" svg:x="5.137cm" svg:y="3.286cm">
          <text:p text:style-name="P1"><text:span text:style-name="T1">C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1.687cm" svg:height="1.419cm" svg:x="3.885cm" svg:y="6.08cm">
          <draw:text-box>
            <text:p><text:span text:style-name="T1">Y</text:span></text:p>
          </draw:text-box>
        </draw:frame>
        <draw:frame draw:style-name="gr8" draw:text-style-name="P5" draw:layer="layout" svg:width="0.925cm" svg:height="1.038cm" svg:x="12.778cm" svg:y="4.927cm">
          <draw:text-box>
            <text:p><text:span text:style-name="T1">N</text:span></text:p>
          </draw:text-box>
        </draw:frame>
        <draw:frame draw:style-name="gr8" draw:text-style-name="P5" draw:layer="layout" svg:width="1.255cm" svg:height="1.038cm" svg:x="8.381cm" svg:y="2.524cm">
          <draw:text-box>
            <text:p><text:span text:style-name="T1">Y</text:span></text:p>
          </draw:text-box>
        </draw:frame>
        <draw:frame draw:style-name="gr8" draw:text-style-name="P5" draw:layer="layout" svg:width="0.925cm" svg:height="1.038cm" svg:x="8.258cm" svg:y="7.358cm">
          <draw:text-box>
            <text:p><text:span text:style-name="T1">N</text:span></text:p>
          </draw:text-box>
        </draw:frame>
        <draw:frame draw:style-name="gr9" draw:text-style-name="P6" draw:layer="layout" svg:width="19.177cm" svg:height="1.987cm" svg:x="6.715cm" svg:y="18.681cm">
          <draw:text-box>
            <text:p><text:span text:style-name="T3">Decision Tree for </text:span><text:span text:style-name="T4"><text:s/></text:span><text:span text:style-name="T5">Creating Course by Teacher</text:span></text:p>
            <text:p><text:span text:style-name="T3"><text:s/></text:span></text:p>
          </draw:text-box>
        </draw:frame>
        <draw:frame draw:style-name="gr8" draw:text-style-name="P5" draw:layer="layout" svg:width="0.925cm" svg:height="1.038cm" svg:x="4.901cm" svg:y="10.765cm">
          <draw:text-box>
            <text:p><text:span text:style-name="T1">N</text:span></text:p>
          </draw:text-box>
        </draw:frame>
        <draw:line draw:style-name="gr10" draw:text-style-name="P7" draw:layer="layout" svg:x1="4.175cm" svg:y1="7.858cm" svg:x2="5.699cm" svg:y2="5.699cm">
          <text:p/>
        </draw:line>
        <draw:line draw:style-name="gr10" draw:text-style-name="P7" draw:layer="layout" svg:x1="7.604cm" svg:y1="3.921cm" svg:x2="10.652cm" svg:y2="3.159cm">
          <text:p/>
        </draw:line>
        <draw:line draw:style-name="gr10" draw:text-style-name="P7" draw:layer="layout" svg:x1="13.219cm" svg:y1="2.905cm" svg:x2="18.145cm" svg:y2="2.905cm">
          <text:p/>
        </draw:line>
        <draw:frame draw:style-name="gr8" draw:text-style-name="P5" draw:layer="layout" svg:width="1.255cm" svg:height="1.038cm" svg:x="15.224cm" svg:y="1.994cm">
          <draw:text-box>
            <text:p><text:span text:style-name="T1">Y</text:span></text:p>
          </draw:text-box>
        </draw:frame>
        <draw:line draw:style-name="gr10" draw:text-style-name="P7" draw:layer="layout" svg:x1="12.711cm" svg:y1="3.821cm" svg:x2="14.97cm" svg:y2="6.588cm">
          <text:p/>
        </draw:line>
        <draw:line draw:style-name="gr10" draw:text-style-name="P7" draw:layer="layout" svg:x1="14.97cm" svg:y1="6.588cm" svg:x2="18.018cm" svg:y2="6.588cm">
          <text:p/>
        </draw:line>
        <draw:line draw:style-name="gr10" draw:text-style-name="P7" draw:layer="layout" svg:x1="7.35cm" svg:y1="5.699cm" svg:x2="11.414cm" svg:y2="9.255cm">
          <text:p/>
        </draw:line>
        <draw:line draw:style-name="gr10" draw:text-style-name="P7" draw:layer="layout" svg:x1="4.302cm" svg:y1="9.79cm" svg:x2="7.731cm" svg:y2="12.457cm">
          <text:p/>
        </draw:line>
        <draw:line draw:style-name="gr10" draw:text-style-name="P7" draw:layer="layout" svg:x1="11.414cm" svg:y1="9.255cm" svg:x2="18.018cm" svg:y2="9.255cm">
          <text:p/>
        </draw:line>
        <draw:custom-shape draw:style-name="gr3" draw:text-style-name="P3" draw:layer="layout" svg:width="8.615cm" svg:height="1.651cm" svg:x="17.912cm" svg:y="11.414cm">
          <text:p text:style-name="P1"><text:span text:style-name="T2">Ask Teacher to try again</text:span></text:p>
          <draw:enhanced-geometry svg:viewBox="0 0 21600 21600" draw:type="rectangle" draw:enhanced-path="M 0 0 L 21600 0 21600 21600 0 21600 0 0 Z N"/>
        </draw:custom-shape>
        <draw:line draw:style-name="gr10" draw:text-style-name="P7" draw:layer="layout" svg:x1="7.731cm" svg:y1="12.43cm" svg:x2="17.891cm" svg:y2="12.30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cm" fo:margin-bottom="0.497cm" fo:line-height="108%" fo:text-align="start" fo:text-indent="0cm" style:text-autospace="ideograph-alpha"/>
      <style:text-properties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1pt" style:language-asian="en" style:country-asian="US" style:font-name-complex="Calibri1" style:font-family-complex="Calibri" style:font-family-generic-complex="swiss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1T17:10:04.161000000</meta:creation-date>
    <dc:date>2019-04-13T20:37:25.858000000</dc:date>
    <meta:editing-duration>PT3H22M25S</meta:editing-duration>
    <meta:editing-cycles>8</meta:editing-cycles>
    <meta:generator>LibreOffice/6.2.2.2$Windows_X86_64 LibreOffice_project/2b840030fec2aae0fd2658d8d4f9548af4e3518d</meta:generator>
    <meta:document-statistic meta:object-count="26"/>
  </office:meta>
</office:document-meta>
</file>